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00-00-00</text:date>, <text:time style:data-style-name="N2" text:time-value="23:47:41.863427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1:31:59.735179259</meta:creation-date>
    <meta:generator>LibreOffice/6.4.7.2$Linux_X86_64 LibreOffice_project/40$Build-2</meta:generator>
    <dc:date>2022-10-26T00:41:15.145651450</dc:date>
    <meta:editing-duration>P21DT20H13M8S</meta:editing-duration>
    <meta:editing-cycles>257</meta:editing-cycles>
    <meta:document-statistic meta:table-count="5" meta:cell-count="4937" meta:object-count="0"/>
  </office:meta>
</office:document-meta>
</file>